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a54" officeooo:paragraph-rsid="0003b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ermite almacenar y manipular una colección de elementos del mismo tipo (por ejemplo, números enteros, caracteres o cadenas)</text:p>
      <text:p text:style-name="P1"/>
      <text:p text:style-name="P1">DECLARACIÓN </text:p>
      <text:p text:style-name="P1"/>
      <text:p text:style-name="P1">#include &lt;vector.h&gt;</text:p>
      <text:p text:style-name="P1"/>
      <text:p text:style-name="P1">vector&lt;int&gt; numeros;</text:p>
      <text:p text:style-name="P1"/>
      <text:p text:style-name="P1">Se usa plantillas genéricas.</text:p>
      <text:p text:style-name="P1"/>
      <text:p text:style-name="P1">¿Y si en vez de string pongo char?</text:p>
      <text:p text:style-name="P1"/>
      <text:p text:style-name="P1"/>
      <text:p text:style-name="P1">LOS VECTORES TRABAJAN IDÉNTICO A LOS ARREGLOS.</text:p>
      <text:p text:style-name="P1"/>
      <text:p text:style-name="P1">.at() = Realiza una verificación de límites y lanza una excepción si se intenta acceder a una posición válida.</text:p>
      <text:p text:style-name="P1"/>
      <text:p text:style-name="P1">Cuando voy a usar bastante flujo de información.</text:p>
      <text:p text:style-name="P1"/>
      <text:p text:style-name="P1">EL VENCTOR NO DEBE USARSE SI EL VECTOR NO ES CONSTANTE (LO USAMOS CUANDO?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09:22:28.506390300</meta:creation-date>
    <dc:date>2025-10-27T09:31:52.158158700</dc:date>
    <meta:editing-duration>PT9M25S</meta:editing-duration>
    <meta:editing-cycles>1</meta:editing-cycles>
    <meta:document-statistic meta:table-count="0" meta:image-count="0" meta:object-count="0" meta:page-count="1" meta:paragraph-count="10" meta:word-count="83" meta:character-count="515" meta:non-whitespace-character-count="441"/>
    <meta:generator>LibreOffice/25.2.6.2$Windows_X86_64 LibreOffice_project/729c5bfe710f5eb71ed3bbde9e06a6065e9c6c5d</meta:generator>
  </office:meta>
</office:document-meta>
</file>